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HG-GothicB-Sun" svg:font-family="HG-GothicB-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HG-MinchoL-Sun" svg:font-family="HG-MinchoL-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style:style>
    <style:style style:name="P4" style:family="paragraph" style:parent-style-name="Standard">
      <style:text-properties style:font-name="Consolas" fo:font-size="10pt" style:font-name-asian="Consolas" style:font-size-asian="10pt" style:font-name-complex="Consolas" style:font-size-complex="10pt"/>
    </style:style>
    <style:style style:name="P5" style:family="paragraph" style:parent-style-name="Standard">
      <style:text-properties style:font-name="Consolas" fo:font-size="10pt" style:text-underline-style="none" style:font-name-asian="Consolas" style:font-size-asian="10pt" style:font-name-complex="Consolas" style:font-size-complex="10pt"/>
    </style:style>
    <style:style style:name="P6"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7"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8" style:family="paragraph" style:parent-style-name="Standard" style:list-style-name="">
      <style:paragraph-properties fo:margin-left="0in" fo:margin-right="0in" fo:text-align="start" style:justify-single-word="false" fo:text-indent="0in" style:auto-text-indent="false" style:text-autospace="none"/>
    </style:style>
    <style:style style:name="P9"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Consolas" fo:font-size="10pt" style:font-name-asian="Consolas" style:font-size-asian="10pt" style:font-name-complex="Consolas" style:font-size-complex="10pt"/>
    </style:style>
    <style:style style:name="P10" style:family="paragraph" style:parent-style-name="Heading_20_3">
      <style:text-properties style:text-underline-style="none"/>
    </style:style>
    <style:style style:name="P11" style:family="paragraph" style:parent-style-name="Heading_20_2">
      <style:text-properties style:text-underline-style="none"/>
    </style:style>
    <style:style style:name="P12" style:family="paragraph" style:parent-style-name="Preformatted_20_Text">
      <style:text-properties style:text-underline-style="none"/>
    </style:style>
    <style:style style:name="P13" style:family="paragraph" style:parent-style-name="Preformatted_20_Text">
      <style:paragraph-properties fo:margin-top="0in" fo:margin-bottom="0.1965in" fo:padding="0in" fo:border="non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text-properties style:text-position="-33% 80%"/>
    </style:style>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text-properties style:text-underline-style="none"/>
    </style:style>
    <style:style style:name="P41" style:family="paragraph" style:parent-style-name="Text_20_body" style:list-style-name="L32">
      <style:text-properties style:text-underline-style="none"/>
    </style:style>
    <style:style style:name="P42" style:family="paragraph" style:parent-style-name="Text_20_body" style:list-style-name="L26"/>
    <style:style style:name="P43" style:family="paragraph" style:parent-style-name="Text_20_body" style:list-style-name="L27"/>
    <style:style style:name="P44" style:family="paragraph" style:parent-style-name="Text_20_body" style:list-style-name="L30"/>
    <style:style style:name="P45" style:family="paragraph" style:parent-style-name="Text_20_body" style:list-style-name="L1">
      <style:paragraph-properties fo:margin-top="0in" fo:margin-bottom="0in"/>
    </style:style>
    <style:style style:name="P46" style:family="paragraph" style:parent-style-name="Text_20_body" style:list-style-name="L2">
      <style:paragraph-properties fo:margin-top="0in" fo:margin-bottom="0in"/>
    </style:style>
    <style:style style:name="P47" style:family="paragraph" style:parent-style-name="Text_20_body" style:list-style-name="L3">
      <style:paragraph-properties fo:margin-top="0in" fo:margin-bottom="0in"/>
    </style:style>
    <style:style style:name="P48" style:family="paragraph" style:parent-style-name="Text_20_body" style:list-style-name="L4">
      <style:paragraph-properties fo:margin-top="0in" fo:margin-bottom="0in"/>
    </style:style>
    <style:style style:name="P49" style:family="paragraph" style:parent-style-name="Text_20_body" style:list-style-name="L6">
      <style:paragraph-properties fo:margin-top="0in" fo:margin-bottom="0in"/>
    </style:style>
    <style:style style:name="P50" style:family="paragraph" style:parent-style-name="Text_20_body" style:list-style-name="L7">
      <style:paragraph-properties fo:margin-top="0in" fo:margin-bottom="0in"/>
    </style:style>
    <style:style style:name="P51" style:family="paragraph" style:parent-style-name="Text_20_body" style:list-style-name="L9">
      <style:paragraph-properties fo:margin-top="0in" fo:margin-bottom="0in"/>
    </style:style>
    <style:style style:name="P52" style:family="paragraph" style:parent-style-name="Text_20_body" style:list-style-name="L10">
      <style:paragraph-properties fo:margin-top="0in" fo:margin-bottom="0in"/>
    </style:style>
    <style:style style:name="P53" style:family="paragraph" style:parent-style-name="Text_20_body" style:list-style-name="L11">
      <style:paragraph-properties fo:margin-top="0in" fo:margin-bottom="0in"/>
    </style:style>
    <style:style style:name="P54" style:family="paragraph" style:parent-style-name="Text_20_body" style:list-style-name="L13">
      <style:paragraph-properties fo:margin-top="0in" fo:margin-bottom="0in"/>
    </style:style>
    <style:style style:name="P55" style:family="paragraph" style:parent-style-name="Text_20_body" style:list-style-name="L14">
      <style:paragraph-properties fo:margin-top="0in" fo:margin-bottom="0in"/>
    </style:style>
    <style:style style:name="P56" style:family="paragraph" style:parent-style-name="Text_20_body" style:list-style-name="L15">
      <style:paragraph-properties fo:margin-top="0in" fo:margin-bottom="0in"/>
    </style:style>
    <style:style style:name="P57" style:family="paragraph" style:parent-style-name="Text_20_body" style:list-style-name="L16">
      <style:paragraph-properties fo:margin-top="0in" fo:margin-bottom="0in"/>
    </style:style>
    <style:style style:name="P58" style:family="paragraph" style:parent-style-name="Text_20_body" style:list-style-name="L17">
      <style:paragraph-properties fo:margin-top="0in" fo:margin-bottom="0in"/>
    </style:style>
    <style:style style:name="P59" style:family="paragraph" style:parent-style-name="Text_20_body" style:list-style-name="L18">
      <style:paragraph-properties fo:margin-top="0in" fo:margin-bottom="0in"/>
    </style:style>
    <style:style style:name="P60" style:family="paragraph" style:parent-style-name="Text_20_body" style:list-style-name="L19">
      <style:paragraph-properties fo:margin-top="0in" fo:margin-bottom="0in"/>
    </style:style>
    <style:style style:name="P61" style:family="paragraph" style:parent-style-name="Text_20_body" style:list-style-name="L20">
      <style:paragraph-properties fo:margin-top="0in" fo:margin-bottom="0in"/>
    </style:style>
    <style:style style:name="P62" style:family="paragraph" style:parent-style-name="Text_20_body" style:list-style-name="L22">
      <style:paragraph-properties fo:margin-top="0in" fo:margin-bottom="0in"/>
    </style:style>
    <style:style style:name="P63" style:family="paragraph" style:parent-style-name="Text_20_body" style:list-style-name="L23">
      <style:paragraph-properties fo:margin-top="0in" fo:margin-bottom="0in"/>
    </style:style>
    <style:style style:name="P64" style:family="paragraph" style:parent-style-name="Text_20_body" style:list-style-name="L24">
      <style:paragraph-properties fo:margin-top="0in" fo:margin-bottom="0in"/>
    </style:style>
    <style:style style:name="P65" style:family="paragraph" style:parent-style-name="Text_20_body" style:list-style-name="L25">
      <style:paragraph-properties fo:margin-top="0in" fo:margin-bottom="0in"/>
    </style:style>
    <style:style style:name="P66" style:family="paragraph" style:parent-style-name="Text_20_body" style:list-style-name="L26">
      <style:paragraph-properties fo:margin-top="0in" fo:margin-bottom="0in"/>
    </style:style>
    <style:style style:name="P67" style:family="paragraph" style:parent-style-name="Text_20_body" style:list-style-name="L31">
      <style:paragraph-properties fo:margin-top="0in" fo:margin-bottom="0in"/>
    </style:style>
    <style:style style:name="P68" style:family="paragraph" style:parent-style-name="Text_20_body" style:list-style-name="L32">
      <style:paragraph-properties fo:margin-top="0in" fo:margin-bottom="0in"/>
    </style:style>
    <style:style style:name="T1" style:family="text">
      <style:text-properties style:text-underline-style="solid" style:text-underline-width="auto" style:text-underline-color="font-color"/>
    </style:style>
    <style:style style:name="T2" style:family="text">
      <style:text-properties style:text-position="-33% 80%"/>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fo:color="#7f0055" fo:font-weight="bold" style:font-weight-asian="bold" style:font-weight-complex="bold"/>
    </style:style>
    <style:style style:name="T6" style:family="text">
      <style:text-properties fo:color="#000000"/>
    </style:style>
    <style:style style:name="T7" style:family="text">
      <style:text-properties fo:color="#000000" style:font-name="Consolas" fo:font-size="10pt" style:font-name-asian="Consolas" style:font-size-asian="10pt" style:font-name-complex="Consolas" style:font-size-complex="10pt"/>
    </style:style>
    <style:style style:name="T8" style:family="text">
      <style:text-properties fo:color="#3f7f5f"/>
    </style:style>
    <style:style style:name="T9" style:family="text">
      <style:text-properties fo:color="#0000c0"/>
    </style:style>
    <style:style style:name="T10" style:family="text">
      <style:text-properties fo:color="#0000c0" fo:font-style="italic" style:font-style-asian="italic" style:font-style-complex="italic"/>
    </style:style>
    <style:style style:name="T11" style:family="text">
      <style:text-properties fo:color="#646464"/>
    </style:style>
    <style:style style:name="T12" style:family="text">
      <style:text-properties fo:color="#2a00f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ign Patterns and their usage in Java</text:p>
      <text:p text:style-name="P1"><text:a xlink:type="simple" xlink:href="http://stackoverflow.com/questions/1673841/examples-of-gof-design-patterns-in-javas-core-libraries">http://stackoverflow.com/questions/1673841/examples-of-gof-design-patterns-in-javas-core-libraries</text:a></text:p>
      <text:p text:style-name="P1">https://dzone.com/refcardz/design-patterns</text:p>
      <text:p text:style-name="P1">http://www.briandupreez.net/2010/11/design-patterns-in-jdk.html</text:p>
      <text:p text:style-name="P1"/>
      <text:p text:style-name="P3">A Design Pattern is a <text:span text:style-name="T1">general reusable solution to a commonly occurring problem</text:span> within a given context in software design.</text:p>
      <text:p text:style-name="P3"/>
      <text:p text:style-name="P3">In my opinion the important thing is to fully understand the design pattern. There are few things, when combine, will give you full understanding of a pattern: </text:p>
      <text:list xml:id="list29609379" text:style-name="L1">
        <text:list-item>
          <text:p text:style-name="P45">Be able to explain pattern to somebody else (this can be useful or even crucial on interview to new company). </text:p>
        </text:list-item>
        <text:list-item>
          <text:p text:style-name="P45">Be able to spot, and name design pattern in code. </text:p>
        </text:list-item>
        <text:list-item>
          <text:p text:style-name="P45">Be able to implement one. </text:p>
        </text:list-item>
        <text:list-item>
          <text:p text:style-name="P14">Know in which situations design patterns is required and where not. </text:p>
        </text:list-item>
      </text:list>
      <text:p text:style-name="P3"/>
      <text:p text:style-name="P3">I figured out that it will be very easy for any Java developer to remember construction of design pattern if he/she knew the usage in Java API.</text:p>
      <text:p text:style-name="P3"><text:line-break/>Below I have several examples of usage design pattern in Java API.</text:p>
      <text:p text:style-name="P3"/>
      <text:h text:style-name="P11" text:outline-level="2"><text:a xlink:type="simple" xlink:href="http://en.wikipedia.org/wiki/Creational_pattern">Creational patterns</text:a></text:h>
      <text:h text:style-name="Heading_20_3" text:outline-level="3"><text:a xlink:type="simple" xlink:href="http://en.wikipedia.org/wiki/Abstract_factory_pattern">Abstract factory</text:a> <text:span text:style-name="T2">(recognizeable by creational methods returning the factory itself which in turn can be used to create another abstract/interface type)</text:span></text:h>
      <text:list xml:id="list29704223" text:style-name="L2">
        <text:list-item>
          <text:p text:style-name="P46"><text:a xlink:type="simple" xlink:href="http://docs.oracle.com/javase/6/docs/api/javax/xml/parsers/DocumentBuilderFactory.html#newInstance%28%29"><text:span text:style-name="Source_20_Text">javax.xml.parsers.DocumentBuilderFactory#newInstance()</text:span></text:a> </text:p>
        </text:list-item>
        <text:list-item>
          <text:p text:style-name="P46"><text:a xlink:type="simple" xlink:href="http://docs.oracle.com/javase/6/docs/api/javax/xml/transform/TransformerFactory.html#newInstance%28%29"><text:span text:style-name="Source_20_Text">javax.xml.transform.TransformerFactory#newInstance()</text:span></text:a> </text:p>
        </text:list-item>
        <text:list-item>
          <text:p text:style-name="P15"><text:a xlink:type="simple" xlink:href="http://docs.oracle.com/javase/6/docs/api/javax/xml/xpath/XPathFactory.html#newInstance%28%29"><text:span text:style-name="Source_20_Text">javax.xml.xpath.XPathFactory#newInstance()</text:span></text:a> </text:p>
        </text:list-item>
      </text:list>
      <text:h text:style-name="Heading_20_3" text:outline-level="3"><text:a xlink:type="simple" xlink:href="http://en.wikipedia.org/wiki/Builder_pattern">Builder</text:a> <text:span text:style-name="T2">(recognizeable by creational methods returning the instance itself)</text:span></text:h>
      <text:list xml:id="list29711061" text:style-name="L3">
        <text:list-item>
          <text:p text:style-name="P47"><text:a xlink:type="simple" xlink:href="http://docs.oracle.com/javase/6/docs/api/java/lang/StringBuilder.html#append%28boolean%29"><text:span text:style-name="Source_20_Text">java.lang.StringBuilder#append()</text:span></text:a> (unsynchronized) </text:p>
        </text:list-item>
        <text:list-item>
          <text:p text:style-name="P47"><text:a xlink:type="simple" xlink:href="http://docs.oracle.com/javase/6/docs/api/java/lang/StringBuffer.html#append%28boolean%29"><text:span text:style-name="Source_20_Text">java.lang.StringBuffer#append()</text:span></text:a> (synchronized) </text:p>
        </text:list-item>
        <text:list-item>
          <text:p text:style-name="P47"><text:a xlink:type="simple" xlink:href="http://docs.oracle.com/javase/6/docs/api/java/nio/ByteBuffer.html#put%28byte%29"><text:span text:style-name="Source_20_Text">java.nio.ByteBuffer#put()</text:span></text:a> (also on <text:a xlink:type="simple" xlink:href="http://docs.oracle.com/javase/6/docs/api/java/nio/CharBuffer.html#put%28char%29"><text:span text:style-name="Source_20_Text">CharBuffer</text:span></text:a>, <text:a xlink:type="simple" xlink:href="http://docs.oracle.com/javase/6/docs/api/java/nio/ShortBuffer.html#put%28short%29"><text:span text:style-name="Source_20_Text">ShortBuffer</text:span></text:a>, <text:a xlink:type="simple" xlink:href="http://docs.oracle.com/javase/6/docs/api/java/nio/IntBuffer.html#put%28int%29"><text:span text:style-name="Source_20_Text">IntBuffer</text:span></text:a>, <text:a xlink:type="simple" xlink:href="http://docs.oracle.com/javase/6/docs/api/java/nio/LongBuffer.html#put%28long%29"><text:span text:style-name="Source_20_Text">LongBuffer</text:span></text:a>, <text:a xlink:type="simple" xlink:href="http://docs.oracle.com/javase/6/docs/api/java/nio/FloatBuffer.html#put%28float%29"><text:span text:style-name="Source_20_Text">FloatBuffer</text:span></text:a> and <text:a xlink:type="simple" xlink:href="http://docs.oracle.com/javase/6/docs/api/java/nio/DoubleBuffer.html#put%28double%29"><text:span text:style-name="Source_20_Text">DoubleBuffer</text:span></text:a>) </text:p>
        </text:list-item>
        <text:list-item>
          <text:p text:style-name="P47"><text:a xlink:type="simple" xlink:href="http://docs.oracle.com/javase/6/docs/api/javax/swing/GroupLayout.Group.html#addComponent%28java.awt.Component%29"><text:span text:style-name="Source_20_Text">javax.swing.GroupLayout.Group#addComponent()</text:span></text:a> </text:p>
        </text:list-item>
        <text:list-item>
          <text:p text:style-name="P16">All implementations of <text:a xlink:type="simple" xlink:href="http://docs.oracle.com/javase/6/docs/api/java/lang/Appendable.html"><text:span text:style-name="Source_20_Text">java.lang.Appendable</text:span></text:a> </text:p>
        </text:list-item>
      </text:list>
      <text:h text:style-name="Heading_20_3" text:outline-level="3"><text:a xlink:type="simple" xlink:href="http://en.wikipedia.org/wiki/Factory_method_pattern">Factory method</text:a> <text:span text:style-name="T2">(recognizeable by creational methods returning an implementation of an abstract/interface type)</text:span></text:h>
      <text:list xml:id="list29714146" text:style-name="L4">
        <text:list-item>
          <text:p text:style-name="P48"><text:a xlink:type="simple" xlink:href="http://docs.oracle.com/javase/6/docs/api/java/util/Calendar.html#getInstance%28%29"><text:span text:style-name="Source_20_Text">java.util.Calendar#getInstance()</text:span></text:a> </text:p>
        </text:list-item>
        <text:list-item>
          <text:p text:style-name="P48"><text:a xlink:type="simple" xlink:href="http://docs.oracle.com/javase/6/docs/api/java/util/ResourceBundle.html#getBundle%28java.lang.String%29"><text:span text:style-name="Source_20_Text">java.util.ResourceBundle#getBundle()</text:span></text:a> </text:p>
        </text:list-item>
        <text:list-item>
          <text:p text:style-name="P48"><text:a xlink:type="simple" xlink:href="http://docs.oracle.com/javase/6/docs/api/java/text/NumberFormat.html#getInstance%28%29"><text:span text:style-name="Source_20_Text">java.text.NumberFormat#getInstance()</text:span></text:a> </text:p>
        </text:list-item>
        <text:list-item>
          <text:p text:style-name="P48"><text:soft-page-break/><text:a xlink:type="simple" xlink:href="http://docs.oracle.com/javase/6/docs/api/java/nio/charset/Charset.html#forName%28java.lang.String%29"><text:span text:style-name="Source_20_Text">java.nio.charset.Charset#forName()</text:span></text:a> </text:p>
        </text:list-item>
        <text:list-item>
          <text:p text:style-name="P17"><text:a xlink:type="simple" xlink:href="http://docs.oracle.com/javase/6/docs/api/java/net/URLStreamHandlerFactory.html"><text:span text:style-name="Source_20_Text">java.net.URLStreamHandlerFactory#createURLStreamHandler(String)</text:span></text:a> (Returns singleton object per protocol) </text:p>
        </text:list-item>
      </text:list>
      <text:h text:style-name="Heading_20_3" text:outline-level="3"><text:a xlink:type="simple" xlink:href="http://en.wikipedia.org/wiki/Prototype_pattern">Prototype</text:a> <text:span text:style-name="T2">(recognizeable by creational methods returning a </text:span><text:span text:style-name="Emphasis"><text:span text:style-name="T2">different</text:span></text:span><text:span text:style-name="T2"> instance of itself with the same properties)</text:span></text:h>
      <text:list xml:id="list29694566" text:style-name="L5">
        <text:list-item>
          <text:p text:style-name="P18"><text:a xlink:type="simple" xlink:href="http://docs.oracle.com/javase/6/docs/api/java/lang/Object.html#clone%28%29"><text:span text:style-name="Source_20_Text">java.lang.Object#clone()</text:span></text:a> (the class has to implement <text:a xlink:type="simple" xlink:href="http://docs.oracle.com/javase/6/docs/api/java/lang/Cloneable.html"><text:span text:style-name="Source_20_Text">java.lang.Cloneable</text:span></text:a>) </text:p>
        </text:list-item>
      </text:list>
      <text:h text:style-name="Heading_20_3" text:outline-level="3"><text:a xlink:type="simple" xlink:href="http://en.wikipedia.org/wiki/Singleton_pattern">Singleton</text:a> <text:span text:style-name="T2">(recognizeable by creational methods returning the </text:span><text:span text:style-name="Emphasis"><text:span text:style-name="T2">same</text:span></text:span><text:span text:style-name="T2"> instance (usually of itself) everytime)</text:span></text:h>
      <text:list xml:id="list29717587" text:style-name="L6">
        <text:list-item>
          <text:p text:style-name="P49"><text:a xlink:type="simple" xlink:href="http://docs.oracle.com/javase/6/docs/api/java/lang/Runtime.html#getRuntime%28%29"><text:span text:style-name="Source_20_Text">java.lang.Runtime#getRuntime()</text:span></text:a> </text:p>
        </text:list-item>
        <text:list-item>
          <text:p text:style-name="P49"><text:a xlink:type="simple" xlink:href="http://docs.oracle.com/javase/6/docs/api/java/awt/Desktop.html#getDesktop%28%29"><text:span text:style-name="Source_20_Text">java.awt.Desktop#getDesktop()</text:span></text:a> </text:p>
        </text:list-item>
        <text:list-item>
          <text:p text:style-name="P19"><text:a xlink:type="simple" xlink:href="http://docs.oracle.com/javase/6/docs/api/java/lang/System.html#getSecurityManager%28%29"><text:span text:style-name="Source_20_Text">java.lang.System#getSecurityManager()</text:span></text:a> </text:p>
        </text:list-item>
      </text:list>
      <text:h text:style-name="Heading_20_2" text:outline-level="2"><text:a xlink:type="simple" xlink:href="http://en.wikipedia.org/wiki/Structural_pattern">Structural patterns</text:a></text:h>
      <text:h text:style-name="Heading_20_3" text:outline-level="3"><text:a xlink:type="simple" xlink:href="http://en.wikipedia.org/wiki/Adapter_pattern">Adapter</text:a> <text:span text:style-name="T2">(recognizeable by creational methods taking an instance of </text:span><text:span text:style-name="Emphasis"><text:span text:style-name="T2">different</text:span></text:span><text:span text:style-name="T2"> abstract/interface type and returning an implementation of own/another abstract/interface type which </text:span><text:span text:style-name="Emphasis"><text:span text:style-name="T2">decorates/overrides</text:span></text:span><text:span text:style-name="T2"> the given instance)</text:span></text:h>
      <text:list xml:id="list29710036" text:style-name="L7">
        <text:list-item>
          <text:p text:style-name="P50"><text:a xlink:type="simple" xlink:href="http://docs.oracle.com/javase/6/docs/api/java/util/Arrays.html#asList%28T...%29"><text:span text:style-name="Source_20_Text">java.util.Arrays#asList()</text:span></text:a> </text:p>
        </text:list-item>
        <text:list-item>
          <text:p text:style-name="P50"><text:a xlink:type="simple" xlink:href="http://docs.oracle.com/javase/6/docs/api/java/io/InputStreamReader.html#InputStreamReader%28java.io.InputStream%29"><text:span text:style-name="Source_20_Text">java.io.InputStreamReader(InputStream)</text:span></text:a> (returns a <text:span text:style-name="Source_20_Text">Reader</text:span>) </text:p>
        </text:list-item>
        <text:list-item>
          <text:p text:style-name="P50"><text:a xlink:type="simple" xlink:href="http://docs.oracle.com/javase/6/docs/api/java/io/OutputStreamWriter.html#OutputStreamWriter%28java.io.OutputStream%29"><text:span text:style-name="Source_20_Text">java.io.OutputStreamWriter(OutputStream)</text:span></text:a> (returns a <text:span text:style-name="Source_20_Text">Writer</text:span>) </text:p>
        </text:list-item>
        <text:list-item>
          <text:p text:style-name="P20"><text:a xlink:type="simple" xlink:href="http://docs.oracle.com/javase/6/docs/api/javax/xml/bind/annotation/adapters/XmlAdapter.html#marshal%28BoundType%29"><text:span text:style-name="Source_20_Text">javax.xml.bind.annotation.adapters.XmlAdapter#marshal()</text:span></text:a> and <text:a xlink:type="simple" xlink:href="http://docs.oracle.com/javase/6/docs/api/javax/xml/bind/annotation/adapters/XmlAdapter.html#unmarshal%28ValueType%29"><text:span text:style-name="Source_20_Text">#unmarshal()</text:span></text:a> </text:p>
        </text:list-item>
      </text:list>
      <text:h text:style-name="Heading_20_3" text:outline-level="3"><text:a xlink:type="simple" xlink:href="http://en.wikipedia.org/wiki/Bridge_pattern">Bridge</text:a> <text:span text:style-name="T2">(recognizeable by creational methods taking an instance of </text:span><text:span text:style-name="Emphasis"><text:span text:style-name="T2">different</text:span></text:span><text:span text:style-name="T2"> abstract/interface type and returning an implementation of own abstract/interface type which </text:span><text:span text:style-name="Emphasis"><text:span text:style-name="T2">delegates/uses</text:span></text:span><text:span text:style-name="T2"> the given instance)</text:span></text:h>
      <text:list xml:id="list29701477" text:style-name="L8">
        <text:list-item>
          <text:p text:style-name="P21">None comes to mind yet. A fictive example would be <text:span text:style-name="Source_20_Text">new LinkedHashMap(LinkedHashSet&lt;K&gt;, List&lt;V&gt;)</text:span> which returns an unmodifiable linked map which doesn't clone the items, but <text:span text:style-name="Emphasis">uses</text:span> them. The <text:a xlink:type="simple" xlink:href="http://docs.oracle.com/javase/6/docs/api/java/util/Collections.html#newSetFromMap%28java.util.Map%29"><text:span text:style-name="Source_20_Text">java.util.Collections#newSetFromMap()</text:span></text:a> and <text:a xlink:type="simple" xlink:href="http://docs.oracle.com/javase/6/docs/api/java/util/Collections.html#singleton%28T%29"><text:span text:style-name="Source_20_Text">singletonXXX()</text:span></text:a> methods however comes close. </text:p>
        </text:list-item>
      </text:list>
      <text:h text:style-name="Heading_20_3" text:outline-level="3"><text:a xlink:type="simple" xlink:href="http://en.wikipedia.org/wiki/Composite_pattern">Composite</text:a> <text:span text:style-name="T2">(recognizeable by behavioral methods taking an instance of </text:span><text:span text:style-name="Emphasis"><text:span text:style-name="T2">same</text:span></text:span><text:span text:style-name="T2"> abstract/interface type into a tree structure)</text:span></text:h>
      <text:list xml:id="list29704869" text:style-name="L9">
        <text:list-item>
          <text:p text:style-name="P51"><text:a xlink:type="simple" xlink:href="http://docs.oracle.com/javase/6/docs/api/java/awt/Container.html#add%28java.awt.Component%29"><text:span text:style-name="Source_20_Text">java.awt.Container#add(Component)</text:span></text:a> (practically all over Swing thus) </text:p>
        </text:list-item>
        <text:list-item>
          <text:p text:style-name="P22"><text:a xlink:type="simple" xlink:href="http://docs.oracle.com/javaee/6/api/javax/faces/component/UIComponent.html#getChildren%28%29"><text:span text:style-name="Source_20_Text">javax.faces.component.UIComponent#getChildren()</text:span></text:a> (practically all over <text:soft-page-break/>JSF UI thus) </text:p>
        </text:list-item>
      </text:list>
      <text:h text:style-name="Heading_20_3" text:outline-level="3"><text:a xlink:type="simple" xlink:href="http://en.wikipedia.org/wiki/Decorator_pattern">Decorator</text:a> <text:span text:style-name="T2">(recognizeable by creational methods taking an instance of </text:span><text:span text:style-name="Emphasis"><text:span text:style-name="T2">same</text:span></text:span><text:span text:style-name="T2"> abstract/interface type which adds additional behaviour)</text:span></text:h>
      <text:list xml:id="list29699716" text:style-name="L10">
        <text:list-item>
          <text:p text:style-name="P52">All subclasses of <text:a xlink:type="simple" xlink:href="http://docs.oracle.com/javase/6/docs/api/java/io/InputStream.html"><text:span text:style-name="Source_20_Text">java.io.InputStream</text:span></text:a>, <text:a xlink:type="simple" xlink:href="http://docs.oracle.com/javase/6/docs/api/java/io/OutputStream.html"><text:span text:style-name="Source_20_Text">OutputStream</text:span></text:a>, <text:a xlink:type="simple" xlink:href="http://docs.oracle.com/javase/6/docs/api/java/io/Reader.html"><text:span text:style-name="Source_20_Text">Reader</text:span></text:a> and <text:a xlink:type="simple" xlink:href="http://docs.oracle.com/javase/6/docs/api/java/io/Writer.html"><text:span text:style-name="Source_20_Text">Writer</text:span></text:a> have a constructor taking an instance of same type. </text:p>
        </text:list-item>
        <text:list-item>
          <text:p text:style-name="P52"><text:a xlink:type="simple" xlink:href="http://docs.oracle.com/javase/6/docs/api/java/util/Collections.html"><text:span text:style-name="Source_20_Text">java.util.Collections</text:span></text:a>, the <text:a xlink:type="simple" xlink:href="http://docs.oracle.com/javase/6/docs/api/java/util/Collections.html#checkedCollection%28java.util.Collection,%20java.lang.Class%29"><text:span text:style-name="Source_20_Text">checkedXXX()</text:span></text:a>, <text:a xlink:type="simple" xlink:href="http://docs.oracle.com/javase/6/docs/api/java/util/Collections.html#synchronizedCollection%28java.util.Collection%29"><text:span text:style-name="Source_20_Text">synchronizedXXX()</text:span></text:a> and <text:a xlink:type="simple" xlink:href="http://docs.oracle.com/javase/6/docs/api/java/util/Collections.html#unmodifiableCollection%28java.util.Collection%29"><text:span text:style-name="Source_20_Text">unmodifiableXXX()</text:span></text:a> methods. </text:p>
        </text:list-item>
        <text:list-item>
          <text:p text:style-name="P23"><text:a xlink:type="simple" xlink:href="http://docs.oracle.com/javaee/6/api/javax/servlet/http/HttpServletRequestWrapper.html"><text:span text:style-name="Source_20_Text">javax.servlet.http.HttpServletRequestWrapper</text:span></text:a> and <text:a xlink:type="simple" xlink:href="http://docs.oracle.com/javaee/6/api/javax/servlet/http/HttpServletResponseWrapper.html"><text:span text:style-name="Source_20_Text">HttpServletResponseWrapper</text:span></text:a> </text:p>
        </text:list-item>
      </text:list>
      <text:h text:style-name="Heading_20_3" text:outline-level="3"><text:a xlink:type="simple" xlink:href="http://en.wikipedia.org/wiki/Facade_pattern">Facade</text:a> <text:span text:style-name="T2">(recognizeable by behavioral methods which internally uses instances of </text:span><text:span text:style-name="Emphasis"><text:span text:style-name="T2">different</text:span></text:span><text:span text:style-name="T2"> independent abstract/interface types)</text:span></text:h>
      <text:list xml:id="list29705408" text:style-name="L11">
        <text:list-item>
          <text:p text:style-name="P53"><text:a xlink:type="simple" xlink:href="http://docs.oracle.com/javaee/6/api/javax/faces/context/FacesContext.html"><text:span text:style-name="Source_20_Text">javax.faces.context.FacesContext</text:span></text:a>, it internally uses among others the abstract/interface types <text:a xlink:type="simple" xlink:href="http://docs.oracle.com/javaee/6/api/javax/faces/lifecycle/Lifecycle.html"><text:span text:style-name="Source_20_Text">LifeCycle</text:span></text:a>, <text:a xlink:type="simple" xlink:href="http://docs.oracle.com/javaee/6/api/javax/faces/application/ViewHandler.html"><text:span text:style-name="Source_20_Text">ViewHandler</text:span></text:a>, <text:a xlink:type="simple" xlink:href="http://docs.oracle.com/javaee/6/api/javax/faces/application/NavigationHandler.html"><text:span text:style-name="Source_20_Text">NavigationHandler</text:span></text:a> and many more without that the enduser has to worry about it (which are however overrideable by injection). </text:p>
        </text:list-item>
        <text:list-item>
          <text:p text:style-name="P24"><text:a xlink:type="simple" xlink:href="http://docs.oracle.com/javaee/6/api/javax/faces/context/ExternalContext.html"><text:span text:style-name="Source_20_Text">javax.faces.context.ExternalContext</text:span></text:a>, which internally uses <text:a xlink:type="simple" xlink:href="http://docs.oracle.com/javaee/6/api/javax/servlet/ServletContext.html"><text:span text:style-name="Source_20_Text">ServletContext</text:span></text:a>, <text:a xlink:type="simple" xlink:href="http://docs.oracle.com/javaee/6/api/javax/servlet/http/HttpSession.html"><text:span text:style-name="Source_20_Text">HttpSession</text:span></text:a>, <text:a xlink:type="simple" xlink:href="http://docs.oracle.com/javaee/6/api/javax/servlet/http/HttpServletRequest.html"><text:span text:style-name="Source_20_Text">HttpServletRequest</text:span></text:a>, <text:a xlink:type="simple" xlink:href="http://docs.oracle.com/javaee/6/api/javax/servlet/http/HttpServletResponse.html"><text:span text:style-name="Source_20_Text">HttpServletResponse</text:span></text:a>, etc. </text:p>
        </text:list-item>
      </text:list>
      <text:h text:style-name="Heading_20_3" text:outline-level="3"><text:a xlink:type="simple" xlink:href="http://en.wikipedia.org/wiki/Flyweight_pattern">Flyweight</text:a> <text:span text:style-name="T2">(recognizeable by creational methods returning a cached instance, a bit the "multiton" idea)</text:span></text:h>
      <text:list xml:id="list29718134" text:style-name="L12">
        <text:list-item>
          <text:p text:style-name="P25"><text:a xlink:type="simple" xlink:href="http://docs.oracle.com/javase/6/docs/api/java/lang/Integer.html#valueOf%28int%29"><text:span text:style-name="Source_20_Text">java.lang.Integer#valueOf(int)</text:span></text:a> (also on <text:a xlink:type="simple" xlink:href="http://docs.oracle.com/javase/6/docs/api/java/lang/Boolean.html#valueOf%28boolean%29"><text:span text:style-name="Source_20_Text">Boolean</text:span></text:a>, <text:a xlink:type="simple" xlink:href="http://docs.oracle.com/javase/6/docs/api/java/lang/Byte.html#valueOf%28byte%29"><text:span text:style-name="Source_20_Text">Byte</text:span></text:a>, <text:a xlink:type="simple" xlink:href="http://docs.oracle.com/javase/6/docs/api/java/lang/Character.html#valueOf%28char%29"><text:span text:style-name="Source_20_Text">Character</text:span></text:a>, <text:a xlink:type="simple" xlink:href="http://docs.oracle.com/javase/6/docs/api/java/lang/Short.html#valueOf%28short%29"><text:span text:style-name="Source_20_Text">Short</text:span></text:a>, <text:a xlink:type="simple" xlink:href="http://docs.oracle.com/javase/6/docs/api/java/lang/Long.html#valueOf%28long%29"><text:span text:style-name="Source_20_Text">Long</text:span></text:a> and <text:a xlink:type="simple" xlink:href="https://docs.oracle.com/javase/8/docs/api/java/math/BigDecimal.html#valueOf-long-int-"><text:span text:style-name="Source_20_Text">BigDecimal</text:span></text:a>) </text:p>
        </text:list-item>
      </text:list>
      <text:h text:style-name="Heading_20_3" text:outline-level="3"><text:a xlink:type="simple" xlink:href="http://en.wikipedia.org/wiki/Proxy_pattern">Proxy</text:a> <text:span text:style-name="T2">(recognizeable by creational methods which returns an implementation of given abstract/interface type which in turn </text:span><text:span text:style-name="Emphasis"><text:span text:style-name="T2">delegates/uses</text:span></text:span><text:span text:style-name="T2"> a </text:span><text:span text:style-name="Emphasis"><text:span text:style-name="T2">different</text:span></text:span><text:span text:style-name="T2"> implementation of given abstract/interface type)</text:span></text:h>
      <text:list xml:id="list29703753" text:style-name="L13">
        <text:list-item>
          <text:p text:style-name="P54"><text:a xlink:type="simple" xlink:href="http://docs.oracle.com/javase/6/docs/api/java/lang/reflect/Proxy.html"><text:span text:style-name="Source_20_Text">java.lang.reflect.Proxy</text:span></text:a> </text:p>
        </text:list-item>
        <text:list-item>
          <text:p text:style-name="P26"><text:a xlink:type="simple" xlink:href="http://docs.oracle.com/javase/6/docs/api/java/rmi/package-summary.html"><text:span text:style-name="Source_20_Text">java.rmi.*</text:span></text:a>, the whole API actually. </text:p>
        </text:list-item>
      </text:list>
      <text:p text:style-name="P27">The Wikipedia example is IMHO a bit poor, lazy loading has actually completely nothing to do with the proxy pattern at all.</text:p>
      <text:h text:style-name="Heading_20_2" text:outline-level="2"><text:a xlink:type="simple" xlink:href="http://en.wikipedia.org/wiki/Behavioral_pattern">Behavioral patterns</text:a></text:h>
      <text:h text:style-name="Heading_20_3" text:outline-level="3"><text:a xlink:type="simple" xlink:href="http://en.wikipedia.org/wiki/Chain_of_responsibility_pattern">Chain of responsibility</text:a> <text:span text:style-name="T2">(recognizeable by behavioral methods which (indirectly) invokes the same method in </text:span><text:span text:style-name="Emphasis"><text:span text:style-name="T2">another</text:span></text:span><text:span text:style-name="T2"> implementation of </text:span><text:span text:style-name="Emphasis"><text:span text:style-name="T2">same</text:span></text:span><text:span text:style-name="T2"> abstract/interface type in a queue)</text:span></text:h>
      <text:list xml:id="list29712736" text:style-name="L14">
        <text:list-item>
          <text:p text:style-name="P55"><text:a xlink:type="simple" xlink:href="http://docs.oracle.com/javase/6/docs/api/java/util/logging/Logger.html#log%28java.util.logging.Level,%20java.lang.String%29"><text:span text:style-name="Source_20_Text">java.util.logging.Logger#log()</text:span></text:a> </text:p>
        </text:list-item>
        <text:list-item>
          <text:p text:style-name="P28"><text:a xlink:type="simple" xlink:href="http://docs.oracle.com/javaee/6/api/javax/servlet/Filter.html#doFilter%28javax.servlet.ServletRequest,%20javax.servlet.ServletResponse,%20javax.servlet.FilterChain%29"><text:span text:style-name="Source_20_Text">javax.servlet.Filter#doFilter()</text:span></text:a> </text:p>
        </text:list-item>
      </text:list>
      <text:h text:style-name="Heading_20_3" text:outline-level="3"><text:soft-page-break/><text:a xlink:type="simple" xlink:href="http://en.wikipedia.org/wiki/Command_pattern">Command</text:a> <text:span text:style-name="T2">(recognizeable by behavioral methods in an abstract/interface type which invokes a method in an implementation of a </text:span><text:span text:style-name="Emphasis"><text:span text:style-name="T2">different</text:span></text:span><text:span text:style-name="T2"> abstract/interface type which has been </text:span><text:span text:style-name="Emphasis"><text:span text:style-name="T2">encapsulated</text:span></text:span><text:span text:style-name="T2"> by the command implementation during its creation)</text:span></text:h>
      <text:list xml:id="list29692961" text:style-name="L15">
        <text:list-item>
          <text:p text:style-name="P56">All implementations of <text:a xlink:type="simple" xlink:href="http://docs.oracle.com/javase/6/docs/api/java/lang/Runnable.html"><text:span text:style-name="Source_20_Text">java.lang.Runnable</text:span></text:a> </text:p>
        </text:list-item>
        <text:list-item>
          <text:p text:style-name="P29">All implementations of <text:a xlink:type="simple" xlink:href="http://docs.oracle.com/javase/6/docs/api/javax/swing/Action.html"><text:span text:style-name="Source_20_Text">javax.swing.Action</text:span></text:a> </text:p>
        </text:list-item>
      </text:list>
      <text:h text:style-name="Heading_20_3" text:outline-level="3"><text:a xlink:type="simple" xlink:href="http://en.wikipedia.org/wiki/Interpreter_pattern">Interpreter</text:a> <text:span text:style-name="T2">(recognizeable by behavioral methods returning a </text:span><text:span text:style-name="Emphasis"><text:span text:style-name="T2">structurally</text:span></text:span><text:span text:style-name="T2"> different instance/type of the given instance/type; note that parsing/formatting is not part of the pattern, determining the pattern and how to apply it is)</text:span></text:h>
      <text:list xml:id="list29705414" text:style-name="L16">
        <text:list-item>
          <text:p text:style-name="P57"><text:a xlink:type="simple" xlink:href="http://docs.oracle.com/javase/6/docs/api/java/util/regex/Pattern.html"><text:span text:style-name="Source_20_Text">java.util.Pattern</text:span></text:a> </text:p>
        </text:list-item>
        <text:list-item>
          <text:p text:style-name="P57"><text:a xlink:type="simple" xlink:href="http://docs.oracle.com/javase/6/docs/api/java/text/Normalizer.html"><text:span text:style-name="Source_20_Text">java.text.Normalizer</text:span></text:a> </text:p>
        </text:list-item>
        <text:list-item>
          <text:p text:style-name="P57">All subclasses of <text:a xlink:type="simple" xlink:href="http://docs.oracle.com/javase/6/docs/api/java/text/Format.html"><text:span text:style-name="Source_20_Text">java.text.Format</text:span></text:a> </text:p>
        </text:list-item>
        <text:list-item>
          <text:p text:style-name="P30">All subclasses of <text:a xlink:type="simple" xlink:href="http://docs.oracle.com/javaee/6/api/javax/el/ELResolver.html"><text:span text:style-name="Source_20_Text">javax.el.ELResolver</text:span></text:a> </text:p>
        </text:list-item>
      </text:list>
      <text:h text:style-name="Heading_20_3" text:outline-level="3"><text:a xlink:type="simple" xlink:href="http://en.wikipedia.org/wiki/Iterator_pattern">Iterator</text:a> <text:span text:style-name="T2">(recognizeable by behavioral methods sequentially returning instances of a </text:span><text:span text:style-name="Emphasis"><text:span text:style-name="T2">different</text:span></text:span><text:span text:style-name="T2"> type from a queue)</text:span></text:h>
      <text:list xml:id="list29704525" text:style-name="L17">
        <text:list-item>
          <text:p text:style-name="P58">All implementations of <text:a xlink:type="simple" xlink:href="http://docs.oracle.com/javase/6/docs/api/java/util/Iterator.html"><text:span text:style-name="Source_20_Text">java.util.Iterator</text:span></text:a> (thus among others also <text:a xlink:type="simple" xlink:href="http://docs.oracle.com/javase/6/docs/api/java/util/Scanner.html"><text:span text:style-name="Source_20_Text">java.util.Scanner</text:span></text:a>!). </text:p>
        </text:list-item>
        <text:list-item>
          <text:p text:style-name="P31">All implementations of <text:a xlink:type="simple" xlink:href="http://docs.oracle.com/javase/6/docs/api/java/util/Enumeration.html"><text:span text:style-name="Source_20_Text">java.util.Enumeration</text:span></text:a> </text:p>
        </text:list-item>
      </text:list>
      <text:h text:style-name="Heading_20_3" text:outline-level="3"><text:a xlink:type="simple" xlink:href="http://en.wikipedia.org/wiki/Mediator_pattern">Mediator</text:a> <text:span text:style-name="T2">(recognizeable by behavioral methods taking an instance of different abstract/interface type (usually using the command pattern) which delegates/uses the given instance)</text:span></text:h>
      <text:list xml:id="list29697220" text:style-name="L18">
        <text:list-item>
          <text:p text:style-name="P59"><text:a xlink:type="simple" xlink:href="http://docs.oracle.com/javase/6/docs/api/java/util/Timer.html"><text:span text:style-name="Source_20_Text">java.util.Timer</text:span></text:a> (all <text:span text:style-name="Source_20_Text">scheduleXXX()</text:span> methods) </text:p>
        </text:list-item>
        <text:list-item>
          <text:p text:style-name="P59"><text:a xlink:type="simple" xlink:href="http://docs.oracle.com/javase/6/docs/api/java/util/concurrent/Executor.html#execute%28java.lang.Runnable%29"><text:span text:style-name="Source_20_Text">java.util.concurrent.Executor#execute()</text:span></text:a> </text:p>
        </text:list-item>
        <text:list-item>
          <text:p text:style-name="P59"><text:a xlink:type="simple" xlink:href="http://docs.oracle.com/javase/6/docs/api/java/util/concurrent/ExecutorService.html"><text:span text:style-name="Source_20_Text">java.util.concurrent.ExecutorService</text:span></text:a> (the <text:span text:style-name="Source_20_Text">invokeXXX()</text:span> and <text:span text:style-name="Source_20_Text">submit()</text:span> methods) </text:p>
        </text:list-item>
        <text:list-item>
          <text:p text:style-name="P59"><text:a xlink:type="simple" xlink:href="http://docs.oracle.com/javase/6/docs/api/java/util/concurrent/ScheduledExecutorService.html"><text:span text:style-name="Source_20_Text">java.util.concurrent.ScheduledExecutorService</text:span></text:a> (all <text:span text:style-name="Source_20_Text">scheduleXXX()</text:span> methods) </text:p>
        </text:list-item>
        <text:list-item>
          <text:p text:style-name="P32"><text:a xlink:type="simple" xlink:href="http://docs.oracle.com/javase/6/docs/api/java/lang/reflect/Method.html#invoke%28java.lang.Object,%20java.lang.Object...%29"><text:span text:style-name="Source_20_Text">java.lang.reflect.Method#invoke()</text:span></text:a> </text:p>
        </text:list-item>
      </text:list>
      <text:h text:style-name="Heading_20_3" text:outline-level="3"><text:a xlink:type="simple" xlink:href="http://en.wikipedia.org/wiki/Memento_pattern">Memento</text:a> <text:span text:style-name="T2">(recognizeable by behavioral methods which internally changes the state of the </text:span><text:span text:style-name="Emphasis"><text:span text:style-name="T2">whole</text:span></text:span><text:span text:style-name="T2"> instance)</text:span></text:h>
      <text:list xml:id="list29696487" text:style-name="L19">
        <text:list-item>
          <text:p text:style-name="P60"><text:a xlink:type="simple" xlink:href="http://docs.oracle.com/javase/6/docs/api/java/util/Date.html"><text:span text:style-name="Source_20_Text">java.util.Date</text:span></text:a> (the setter methods do that, <text:span text:style-name="Source_20_Text">Date</text:span> is internally represented by a <text:span text:style-name="Source_20_Text">long</text:span> value) </text:p>
        </text:list-item>
        <text:list-item>
          <text:p text:style-name="P60">All implementations of <text:a xlink:type="simple" xlink:href="http://docs.oracle.com/javase/6/docs/api/java/io/Serializable.html"><text:span text:style-name="Source_20_Text">java.io.Serializable</text:span></text:a> </text:p>
        </text:list-item>
        <text:list-item>
          <text:p text:style-name="P33">All implementations of <text:a xlink:type="simple" xlink:href="http://docs.oracle.com/javaee/6/api/javax/faces/component/StateHolder.html"><text:span text:style-name="Source_20_Text">javax.faces.component.StateHolder</text:span></text:a> </text:p>
        </text:list-item>
      </text:list>
      <text:h text:style-name="Heading_20_3" text:outline-level="3"><text:soft-page-break/><text:a xlink:type="simple" xlink:href="http://en.wikipedia.org/wiki/Observer_pattern">Observer (or Publish/Subscribe)</text:a> <text:span text:style-name="T2">(recognizeable by behavioral methods which invokes a method on an instance of </text:span><text:span text:style-name="Emphasis"><text:span text:style-name="T2">another</text:span></text:span><text:span text:style-name="T2"> abstract/interface type, depending on own state)</text:span></text:h>
      <text:list xml:id="list29711316" text:style-name="L20">
        <text:list-item>
          <text:p text:style-name="P61"><text:a xlink:type="simple" xlink:href="http://docs.oracle.com/javase/6/docs/api/java/util/Observer.html"><text:span text:style-name="Source_20_Text">java.util.Observer</text:span></text:a>/<text:a xlink:type="simple" xlink:href="http://docs.oracle.com/javase/6/docs/api/java/util/Observable.html"><text:span text:style-name="Source_20_Text">java.util.Observable</text:span></text:a> (rarely used in real world though) </text:p>
        </text:list-item>
        <text:list-item>
          <text:p text:style-name="P61">All implementations of <text:a xlink:type="simple" xlink:href="http://docs.oracle.com/javase/6/docs/api/java/util/EventListener.html"><text:span text:style-name="Source_20_Text">java.util.EventListener</text:span></text:a> (practically all over Swing thus) </text:p>
        </text:list-item>
        <text:list-item>
          <text:p text:style-name="P61"><text:a xlink:type="simple" xlink:href="http://docs.oracle.com/javaee/6/api/javax/servlet/http/HttpSessionBindingListener.html"><text:span text:style-name="Source_20_Text">javax.servlet.http.HttpSessionBindingListener</text:span></text:a> </text:p>
        </text:list-item>
        <text:list-item>
          <text:p text:style-name="P61"><text:a xlink:type="simple" xlink:href="http://docs.oracle.com/javaee/6/api/javax/servlet/http/HttpSessionAttributeListener.html"><text:span text:style-name="Source_20_Text">javax.servlet.http.HttpSessionAttributeListener</text:span></text:a> </text:p>
        </text:list-item>
        <text:list-item>
          <text:p text:style-name="P34"><text:a xlink:type="simple" xlink:href="http://docs.oracle.com/javaee/6/api/javax/faces/event/PhaseListener.html"><text:span text:style-name="Source_20_Text">javax.faces.event.PhaseListener</text:span></text:a> </text:p>
        </text:list-item>
      </text:list>
      <text:h text:style-name="Heading_20_3" text:outline-level="3"><text:a xlink:type="simple" xlink:href="http://en.wikipedia.org/wiki/State_pattern">State</text:a> <text:span text:style-name="T2">(recognizeable by behavioral methods which changes its behaviour depending on the instance's state which can be controlled externally)</text:span></text:h>
      <text:list xml:id="list29712964" text:style-name="L21">
        <text:list-item>
          <text:p text:style-name="P35"><text:a xlink:type="simple" xlink:href="http://docs.oracle.com/javaee/6/api/javax/faces/lifecycle/Lifecycle.html#execute%28javax.faces.context.FacesContext%29"><text:span text:style-name="Source_20_Text">javax.faces.lifecycle.LifeCycle#execute()</text:span></text:a> (controlled by <text:a xlink:type="simple" xlink:href="http://docs.oracle.com/javaee/6/api/javax/faces/webapp/FacesServlet.html"><text:span text:style-name="Source_20_Text">FacesServlet</text:span></text:a>, the behaviour is dependent on current phase (state) of JSF lifecycle) </text:p>
        </text:list-item>
      </text:list>
      <text:h text:style-name="Heading_20_3" text:outline-level="3"><text:a xlink:type="simple" xlink:href="http://en.wikipedia.org/wiki/Strategy_pattern">Strategy</text:a> <text:span text:style-name="T2">(recognizeable by behavioral methods in an abstract/interface type which invokes a method in an implementation of a </text:span><text:span text:style-name="Emphasis"><text:span text:style-name="T2">different</text:span></text:span><text:span text:style-name="T2"> abstract/interface type which has been </text:span><text:span text:style-name="Emphasis"><text:span text:style-name="T2">passed-in</text:span></text:span><text:span text:style-name="T2"> as method argument into the strategy implementation)</text:span></text:h>
      <text:list xml:id="list29694412" text:style-name="L22">
        <text:list-item>
          <text:p text:style-name="P62"><text:a xlink:type="simple" xlink:href="http://docs.oracle.com/javase/6/docs/api/java/util/Comparator.html#compare%28T,%20T%29"><text:span text:style-name="Source_20_Text">java.util.Comparator#compare()</text:span></text:a>, executed by among others <text:span text:style-name="Source_20_Text">Collections#sort()</text:span>. </text:p>
        </text:list-item>
        <text:list-item>
          <text:p text:style-name="P62"><text:a xlink:type="simple" xlink:href="http://docs.oracle.com/javaee/6/api/javax/servlet/http/HttpServlet.html"><text:span text:style-name="Source_20_Text">javax.servlet.http.HttpServlet</text:span></text:a>, the <text:span text:style-name="Source_20_Text">service()</text:span> and all <text:span text:style-name="Source_20_Text">doXXX()</text:span> methods take <text:span text:style-name="Source_20_Text">HttpServletRequest</text:span> and <text:span text:style-name="Source_20_Text">HttpServletResponse</text:span> and the implementor has to process them (and not to get hold of them as instance variables!). </text:p>
        </text:list-item>
        <text:list-item>
          <text:p text:style-name="P36"><text:a xlink:type="simple" xlink:href="http://docs.oracle.com/javaee/6/api/javax/servlet/Filter.html#doFilter%28javax.servlet.ServletRequest,%20javax.servlet.ServletResponse,%20javax.servlet.FilterChain%29"><text:span text:style-name="Source_20_Text">javax.servlet.Filter#doFilter()</text:span></text:a> </text:p>
        </text:list-item>
      </text:list>
      <text:h text:style-name="Heading_20_3" text:outline-level="3"><text:a xlink:type="simple" xlink:href="http://en.wikipedia.org/wiki/Template_method_pattern">Template method</text:a> <text:span text:style-name="T2">(recognizeable by behavioral methods which already have a "default" behaviour definied by an abstract type)</text:span></text:h>
      <text:list xml:id="list29695072" text:style-name="L23">
        <text:list-item>
          <text:p text:style-name="P63">All non-abstract methods of <text:a xlink:type="simple" xlink:href="http://docs.oracle.com/javase/6/docs/api/java/io/InputStream.html"><text:span text:style-name="Source_20_Text">java.io.InputStream</text:span></text:a>, <text:a xlink:type="simple" xlink:href="http://docs.oracle.com/javase/6/docs/api/java/io/OutputStream.html"><text:span text:style-name="Source_20_Text">java.io.OutputStream</text:span></text:a>, <text:a xlink:type="simple" xlink:href="http://docs.oracle.com/javase/6/docs/api/java/io/Reader.html"><text:span text:style-name="Source_20_Text">java.io.Reader</text:span></text:a> and <text:a xlink:type="simple" xlink:href="http://docs.oracle.com/javase/6/docs/api/java/io/Writer.html"><text:span text:style-name="Source_20_Text">java.io.Writer</text:span></text:a>. </text:p>
        </text:list-item>
        <text:list-item>
          <text:p text:style-name="P63">All non-abstract methods of <text:a xlink:type="simple" xlink:href="http://docs.oracle.com/javase/6/docs/api/java/util/AbstractList.html"><text:span text:style-name="Source_20_Text">AbstractList</text:span></text:a>, <text:a xlink:type="simple" xlink:href="http://docs.oracle.com/javase/6/docs/api/java/util/AbstractSet.html"><text:span text:style-name="Source_20_Text">AbstractSet</text:span></text:a> and <text:a xlink:type="simple" xlink:href="http://docs.oracle.com/javase/6/docs/api/java/util/AbstractMap.html"><text:span text:style-name="Source_20_Text">AbstractMap</text:span></text:a>. </text:p>
        </text:list-item>
        <text:list-item>
          <text:p text:style-name="P37"><text:a xlink:type="simple" xlink:href="http://docs.oracle.com/javaee/6/api/javax/servlet/http/HttpServlet.html"><text:span text:style-name="Source_20_Text">javax.servlet.http.HttpServlet</text:span></text:a>, all the <text:span text:style-name="Source_20_Text">doXXX()</text:span> methods by default sends a HTTP 405 "Method Not Allowed" error to the response. You're free to implement none or any of them. </text:p>
        </text:list-item>
      </text:list>
      <text:h text:style-name="Heading_20_3" text:outline-level="3"><text:a xlink:type="simple" xlink:href="http://en.wikipedia.org/wiki/Visitor_pattern">Visitor</text:a> <text:span text:style-name="T2">(recognizeable by two </text:span><text:span text:style-name="Emphasis"><text:span text:style-name="T2">different</text:span></text:span><text:span text:style-name="T2"> abstract/interface types which has methods definied which takes each the </text:span><text:span text:style-name="Emphasis"><text:span text:style-name="T2">other</text:span></text:span><text:span text:style-name="T2"> abstract/interface type; the one actually calls the method of the other and the other executes the desired strategy on it)</text:span></text:h>
      <text:list xml:id="list29703184" text:style-name="L24">
        <text:list-item>
          <text:p text:style-name="P64"><text:a xlink:type="simple" xlink:href="http://docs.oracle.com/javase/6/docs/api/javax/lang/model/element/AnnotationValue.html"><text:span text:style-name="Source_20_Text">javax.lang.model.element.AnnotationValue</text:span></text:a> and <text:a xlink:type="simple" xlink:href="http://docs.oracle.com/javase/6/docs/api/javax/lang/model/element/AnnotationValueVisitor.html"><text:span text:style-name="Source_20_Text">AnnotationValueVisitor</text:span></text:a> </text:p>
        </text:list-item>
        <text:list-item>
          <text:p text:style-name="P64"><text:a xlink:type="simple" xlink:href="http://docs.oracle.com/javase/6/docs/api/javax/lang/model/element/Element.html"><text:span text:style-name="Source_20_Text">javax.lang.model.element.Element</text:span></text:a> and <text:a xlink:type="simple" xlink:href="http://docs.oracle.com/javase/6/docs/api/javax/lang/model/element/ElementVisitor.html"><text:span text:style-name="Source_20_Text">ElementVisitor</text:span></text:a> </text:p>
        </text:list-item>
        <text:list-item>
          <text:p text:style-name="P64"><text:a xlink:type="simple" xlink:href="http://docs.oracle.com/javase/6/docs/api/javax/lang/model/type/TypeMirror.html"><text:span text:style-name="Source_20_Text">javax.lang.model.type.TypeMirror</text:span></text:a> and <text:a xlink:type="simple" xlink:href="http://docs.oracle.com/javase/6/docs/api/javax/lang/model/type/TypeVisitor.html"><text:span text:style-name="Source_20_Text">TypeVisitor</text:span></text:a> </text:p>
        </text:list-item>
        <text:list-item>
          <text:p text:style-name="P38"><text:a xlink:type="simple" xlink:href="http://docs.oracle.com/javase/7/docs/api/java/nio/file/FileVisitor.html"><text:span text:style-name="Source_20_Text">java.nio.file.FileVisitor</text:span></text:a> and <text:a xlink:type="simple" xlink:href="http://docs.oracle.com/javase/7/docs/api/java/nio/file/SimpleFileVisitor.html"><text:span text:style-name="Source_20_Text">SimpleFileVisitor</text:span></text:a> </text:p>
        </text:list-item>
      </text:list>
      <text:h text:style-name="P10" text:outline-level="3"><text:soft-page-break/>Strategy (aka Policy) Overview</text:h>
      <text:p text:style-name="P3"><text:span text:style-name="Strong_20_Emphasis">behavioural </text:span>pattern </text:p>
      <text:p text:style-name="P3">Stragey consists a number of <text:span text:style-name="T1">related algorithms</text:span> for a functionality. These algorithms are represented as Concrete Strategy classes, and they share a common Strategy interface. </text:p>
      <text:p text:style-name="P3"/>
      <text:p text:style-name="P3">These algorithms are encapsulated in a driver class often named Context. A user or a client program typically selects the algorithm they want to use,</text:p>
      <text:p text:style-name="P3"><text:span text:style-name="T3"/></text:p>
      <text:p text:style-name="Standard"><text:span text:style-name="T3">A Context object contains a reference to a Strategy. </text:span>A Context class is composed of a reference to a Strategy. <text:span text:style-name="T3">By changing the Context's Strategy, different behaviors can be obtained. </text:span></text:p>
      <text:p text:style-name="Standard"><text:span text:style-name="T3"/></text:p>
      <text:p text:style-name="Standard"><text:span text:style-name="T3">Although these behaviors are different, the different strategies all operate on data from the Context. </text:span></text:p>
      <text:p text:style-name="P3"/>
      <text:p text:style-name="P3"><text:span text:style-name="T4">Intent</text:span> : The intent of the Strategy Pattern is to make the algorithms easily interchangeable, and provide a means to choose the appropriate algorithm at a particular time. </text:p>
      <text:p text:style-name="P3"/>
      <text:p text:style-name="P40">Here is a brief summary of the Strategy Design Pattern:</text:p>
      <text:list xml:id="list31462851" text:style-name="L25">
        <text:list-item>
          <text:p text:style-name="P65">Algorithms (strategies) are chosen at runtime. </text:p>
        </text:list-item>
        <text:list-item>
          <text:p text:style-name="P65">A Strategy is dynamically selected by a client (a user or consuming program), or by the Context. </text:p>
        </text:list-item>
        <text:list-item>
          <text:p text:style-name="P65">Your driver/controller class is typically named Context, though there is no requirement for this. </text:p>
        </text:list-item>
        <text:list-item>
          <text:p text:style-name="P65">The Context class is aware of a variety of different algorithms, and each algorithm is considered a Strategy, and the name Strategy is often used as part of each class name, although again, this is only convention, and not a requirement. </text:p>
        </text:list-item>
        <text:list-item>
          <text:p text:style-name="P39">The Context class is responsible for handling the data during the interaction with the client. </text:p>
        </text:list-item>
      </text:list>
      <text:p text:style-name="P3"/>
      <text:p text:style-name="P3">Here are several scenarios for application of Strategy Design Pattern examples :</text:p>
      <text:list xml:id="list31497048" text:style-name="L27">
        <text:list-item>
          <text:p text:style-name="P43"><text:span text:style-name="T3">Saving files in different formats. </text:span></text:p>
        </text:list-item>
      </text:list>
      <text:list xml:id="list31488678" text:style-name="L26">
        <text:list-item>
          <text:list>
            <text:list-item>
              <text:p text:style-name="P66">Word, ODT, RTF, HTML plain text. </text:p>
            </text:list-item>
            <text:list-item>
              <text:p text:style-name="P66">Excel, CSV, HTML. </text:p>
            </text:list-item>
          </text:list>
        </text:list-item>
        <text:list-item>
          <text:p text:style-name="P66">Compress files using different compression algorithms. </text:p>
        </text:list-item>
        <text:list-item>
          <text:p text:style-name="P66">Capture video using different video compression algorithms. </text:p>
        </text:list-item>
        <text:list-item>
          <text:p text:style-name="P42">Plot the same data using different formats (points, line chart, bar chart, etc.) </text:p>
        </text:list-item>
        <text:list-item>
          <text:p text:style-name="P42">Display calendars, with different holidays for different countries. (Strategy classes are USAHoliday, CanadaHoliday, etc.) </text:p>
        </text:list-item>
        <text:list-item>
          <text:p text:style-name="P42">A store may have various pricing strategies (10% off everything, $10 off when the total exceeds $200, etc.), and these strategies may be used at different times. </text:p>
        </text:list-item>
        <text:list-item>
          <text:p text:style-name="P42">A good way to think about the Strategy Pattern is to think about a GUI application. When it comes to charts in Excel, there may be different buttons labeled:</text:p>
          <text:list>
            <text:list-item>
              <text:p text:style-name="P42">Line chart, Bar chart , Pie chart </text:p>
            </text:list-item>
          </text:list>
        </text:list-item>
        <text:list-item>
          <text:p text:style-name="P42">if you think about an application like Word, it may have menu options like these:</text:p>
          <text:list>
            <text:list-item>
              <text:p text:style-name="P42">Save as Word '97 , Save as Word (XML) , Save as RTF , Save as HTML , Save as Plain Text </text:p>
            </text:list-item>
          </text:list>
        </text:list-item>
      </text:list>
      <text:p text:style-name="Text_20_body">In all of these examples, the user dynamically chooses which "strategy" they want to choose at runtime.</text:p>
      <text:h text:style-name="Heading_20_4" text:outline-level="4"><text:soft-page-break/>Use When</text:h>
      <text:list xml:id="list32271161" text:style-name="L31">
        <text:list-item>
          <text:p text:style-name="P67">The only difference between many related strategy classes(algorithms) is their behavior. </text:p>
        </text:list-item>
        <text:list-item>
          <text:p text:style-name="P67">Multiple versions or variations of an algorithm are required. </text:p>
        </text:list-item>
        <text:list-item>
          <text:p text:style-name="P67">Algorithms access or utilize data that calling code shouldn't be exposed to. </text:p>
        </text:list-item>
        <text:list-item>
          <text:p text:style-name="P67">The behavior of a class should be defined at runtime. </text:p>
          <text:p text:style-name="P67"/>
        </text:list-item>
      </text:list>
      <text:p text:style-name="Text_20_body"><text:span text:style-name="T4">Implementation</text:span> : </text:p>
      <text:p text:style-name="Preformatted_20_Text">//Strategy Interface</text:p>
      <text:p text:style-name="P13">public interface CompressionStrategy {<text:line-break/> <text:s/>public void compressFiles(ArrayList&lt;File&gt; files);<text:line-break/>}</text:p>
      <text:p text:style-name="P40">//Concrete strategy implementations</text:p>
      <text:p text:style-name="P12">public class ZipCompressionStrategy implements CompressionStrategy {</text:p>
      <text:p text:style-name="P13"><text:s text:c="2"/>public void compressFiles(ArrayList&lt;File&gt; files) {<text:line-break/> <text:s text:c="3"/>//using ZIP approach<text:line-break/> <text:s/>}<text:line-break/>}</text:p>
      <text:p text:style-name="P12">public class RarCompressionStrategy implements CompressionStrategy {</text:p>
      <text:p text:style-name="P13"><text:s text:c="2"/>public void compressFiles(ArrayList&lt;File&gt; files) {<text:line-break/> <text:s text:c="3"/>//using RAR approach<text:line-break/> <text:s/>}<text:line-break/>}</text:p>
      <text:p text:style-name="P13">// Context class</text:p>
      <text:p text:style-name="P13">public class CompressionContext {<text:line-break/> <text:s/>private CompressionStrategy strategy;</text:p>
      <text:p text:style-name="P13"><text:s text:c="2"/>//this can be set at runtime by the application preferences<text:line-break/> <text:s/>public void setCompressionStrategy(CompressionStrategy strategy) {<text:line-break/> <text:s text:c="3"/>this.strategy = strategy;<text:line-break/> <text:s/>}</text:p>
      <text:p text:style-name="P13"><text:s text:c="2"/>//use the strategy<text:line-break/> <text:s/>public void createArchive(ArrayList&lt;File&gt; files) {<text:line-break/> <text:s text:c="3"/>strategy.compressFiles(files);<text:line-break/> <text:s/>}<text:line-break/>}</text:p>
      <text:p text:style-name="Text_20_body"><text:span text:style-name="T3">// Client program</text:span></text:p>
      <text:p text:style-name="P12">public class Client {</text:p>
      <text:p text:style-name="P13"><text:s text:c="2"/>public static void main(String[] args) {<text:line-break/> <text:s text:c="3"/>CompressionContext ctx = new CompressionContext();<text:line-break/> <text:s text:c="3"/>//we could assume context is already set by preferences<text:line-break/> <text:s text:c="3"/>ctx.setCompressionStrategy(new ZipCompressionStrategy());</text:p>
      <text:p text:style-name="P13"><text:s text:c="4"/>//get a list of files...<text:line-break/> <text:s text:c="3"/>ctx.createArchive(fileList);<text:line-break/> <text:s/>}<text:line-break/>}</text:p>
      <text:p text:style-name="P40"><text:span text:style-name="Strong_20_Emphasis">Strategy Pattern in JDK</text:span></text:p>
      <text:list xml:id="list32217838" text:style-name="L30">
        <text:list-item>
          <text:p text:style-name="P44">Java.util.Collections#sort(List list, Comparator &lt; ? super T &gt; c)</text:p>
        </text:list-item>
        <text:list-item>
          <text:p text:style-name="P44"><text:soft-page-break/>java.util.Arrays#sort(T[], Comparator &lt; ? super T &gt; c) </text:p>
        </text:list-item>
      </text:list>
      <text:p text:style-name="P40"/>
      <text:p text:style-name="P40"/>
      <text:p text:style-name="P40"/>
      <text:p text:style-name="P40"/>
      <text:h text:style-name="P10" text:outline-level="3">Observer (aka Dependents &amp; Publish-Subscribe)</text:h>
      <text:p text:style-name="P40"><text:span text:style-name="T4">behavioral</text:span> design pattern </text:p>
      <text:p text:style-name="P40">The idea behind the pattern is simple - one or more <text:span text:style-name="Strong_20_Emphasis">Observer</text:span>s are interested in the state of a <text:span text:style-name="Strong_20_Emphasis">Subject </text:span>and register their interest with the Subject by <text:span text:style-name="Strong_20_Emphasis">attach</text:span>ing themselves. </text:p>
      <text:p text:style-name="P40">When something changes in our Subject that the Observer may be interested in, a <text:span text:style-name="Strong_20_Emphasis">notify </text:span>message is sent, which calls the <text:span text:style-name="Strong_20_Emphasis">update </text:span>method in each Observer. When the Observer is no longer interested in the Subject's state, they can simply <text:span text:style-name="Strong_20_Emphasis">detatch </text:span>themselves. </text:p>
      <text:p text:style-name="P40">Multiple observer objects registers with a subject for change notification. When the state of subject changes, it notifies the observers. </text:p>
      <text:list xml:id="list33736398" text:style-name="L32">
        <text:list-item>
          <text:p text:style-name="P68">Subject has an interface that defines methods for attaching and detaching observers. </text:p>
        </text:list-item>
        <text:list-item>
          <text:p text:style-name="P68"><text:span text:style-name="Strong_20_Emphasis">Subject</text:span> contains a list of observers to notify of any change in it’s state.</text:p>
        </text:list-item>
        <text:list-item>
          <text:p text:style-name="P68">Multiple observers can subscribe for notifications. </text:p>
        </text:list-item>
        <text:list-item>
          <text:p text:style-name="P68">Subject's interface also features a notification method. Subject publishes the notifications. </text:p>
        </text:list-item>
        <text:list-item>
          <text:p text:style-name="P68">Subject just sends the notification saying the state has changed. It does not pass any state information. </text:p>
        </text:list-item>
        <text:list-item>
          <text:p text:style-name="P41">Once the notification is received from subject, observers call the subject and get data that is changed.</text:p>
        </text:list-item>
      </text:list>
      <text:p text:style-name="Text_20_body"><text:span text:style-name="T1">Scenarios</text:span><text:span text:style-name="T3">: </text:span></text:p>
      <text:p text:style-name="Text_20_body">This pattern can be found in almost every GUI environment. When buttons, text, and other fields are placed in applications the application typically registers as a listener for those controls. When a user triggers an event, such as clicking a button, the control iterates through its registered observers and sends a notification to each. </text:p>
      <text:p text:style-name="Text_20_body">When multiple objects depend on state of one object and all these multiple objects should be in sync with the state of this one object then observer design pattern is the right choice to apply. </text:p>
      <text:p text:style-name="Text_20_body">Consider an excel sheet, data is shown to the user in different views. Generally data is is shown in grid cells and as required different graphs, charts can be created for same data. Underlying data is same and when that data (subject) state changes all the different view are updated. </text:p>
      <text:p text:style-name="Text_20_body">Model-View-Controller (MVC) frameworks also use Observer pattern where Model is the Subject and Views are observers that can register to get notified of any change to the model. </text:p>
      <text:p text:style-name="Text_20_body"/>
      <text:p text:style-name="Text_20_body"><text:span text:style-name="T4">Implementation</text:span> :</text:p>
      <text:p text:style-name="Text_20_body">Based on the requirements of Subject, here is the base Subject interface that defines the contract methods to be implemented by any concrete subject. </text:p>
      <text:p text:style-name="Text_20_body"/>
      <text:p text:style-name="Text_20_body"/>
      <text:p text:style-name="Text_20_body"/>
      <text:p text:style-name="Standard"><text:soft-page-break/><text:span text:style-name="Source_20_Text">package</text:span> <text:span text:style-name="Source_20_Text">com.journaldev.design.observer;</text:span></text:p>
      <text:p text:style-name="Standard"> </text:p>
      <text:p text:style-name="Standard"><text:span text:style-name="Source_20_Text">public</text:span> <text:span text:style-name="Source_20_Text">interface</text:span> <text:span text:style-name="Source_20_Text">Subject {</text:span></text:p>
      <text:p text:style-name="Standard"> </text:p>
      <text:p text:style-name="Standard"><text:span text:style-name="Source_20_Text">    //methods to register and unregister observers</text:span></text:p>
      <text:p text:style-name="Standard"><text:span text:style-name="Source_20_Text">    public</text:span> <text:span text:style-name="Source_20_Text">void</text:span> <text:span text:style-name="Source_20_Text">register(Observer obj);</text:span></text:p>
      <text:p text:style-name="Standard"><text:span text:style-name="Source_20_Text">    public</text:span> <text:span text:style-name="Source_20_Text">void</text:span> <text:span text:style-name="Source_20_Text">unregister(Observer obj);</text:span></text:p>
      <text:p text:style-name="Standard"><text:span text:style-name="Source_20_Text">    </text:span> </text:p>
      <text:p text:style-name="Standard"><text:span text:style-name="Source_20_Text">    //method to notify observers of change</text:span></text:p>
      <text:p text:style-name="Standard"><text:span text:style-name="Source_20_Text">    public</text:span> <text:span text:style-name="Source_20_Text">void</text:span> <text:span text:style-name="Source_20_Text">notifyObservers();</text:span></text:p>
      <text:p text:style-name="Standard"><text:span text:style-name="Source_20_Text">    </text:span> </text:p>
      <text:p text:style-name="Standard"><text:span text:style-name="Source_20_Text">    //method called by Observer to get updates from subject</text:span></text:p>
      <text:p text:style-name="Standard"><text:span text:style-name="Source_20_Text">    public</text:span> <text:span text:style-name="Source_20_Text">Object getUpdate(Observer obj);</text:span></text:p>
      <text:p text:style-name="Standard"><text:span text:style-name="Source_20_Text">    </text:span> </text:p>
      <text:p text:style-name="Standard"><text:span text:style-name="Source_20_Text">}</text:span></text:p>
      <text:p text:style-name="Standard"/>
      <text:p text:style-name="Text_20_body">Next we will create contract for Observer, there will be a method to attach the Subject to the observer and another method to be used by Subject to notify of any change. </text:p>
      <text:p text:style-name="Standard"><text:span text:style-name="Source_20_Text">package</text:span> <text:span text:style-name="Source_20_Text">com.journaldev.design.observer;</text:span></text:p>
      <text:p text:style-name="Standard"> </text:p>
      <text:p text:style-name="Standard"><text:span text:style-name="Source_20_Text">public</text:span> <text:span text:style-name="Source_20_Text">interface</text:span> <text:span text:style-name="Source_20_Text">Observer {</text:span></text:p>
      <text:p text:style-name="Standard"><text:span text:style-name="Source_20_Text">    </text:span> </text:p>
      <text:p text:style-name="Standard"><text:span text:style-name="Source_20_Text">    //method to update the observer, used by subject</text:span></text:p>
      <text:p text:style-name="Standard"><text:span text:style-name="Source_20_Text">    public</text:span> <text:span text:style-name="Source_20_Text">void</text:span> <text:span text:style-name="Source_20_Text">update();</text:span></text:p>
      <text:p text:style-name="Standard"><text:span text:style-name="Source_20_Text">    </text:span> </text:p>
      <text:p text:style-name="Standard"><text:span text:style-name="Source_20_Text">    //attach with subject to observe</text:span></text:p>
      <text:p text:style-name="Standard"><text:span text:style-name="Source_20_Text">    public</text:span> <text:span text:style-name="Source_20_Text">void</text:span> <text:span text:style-name="Source_20_Text">setSubject(Subject sub);</text:span></text:p>
      <text:p text:style-name="Standard"><text:span text:style-name="Source_20_Text">}</text:span></text:p>
      <text:p text:style-name="Text_20_body"/>
      <text:p text:style-name="Text_20_body">Full Example:</text:p>
      <text:p text:style-name="P4"><text:span text:style-name="T5">package</text:span><text:span text:style-name="T6"> com.rdayala.dp.observer;</text:span></text:p>
      <text:p text:style-name="P6"/>
      <text:p text:style-name="P6"><text:span text:style-name="T5">public</text:span><text:span text:style-name="T6"> </text:span><text:span text:style-name="T5">interface</text:span><text:span text:style-name="T6"> Subject {</text:span></text:p>
      <text:p text:style-name="P7"><text:tab/></text:p>
      <text:p text:style-name="P6"><text:span text:style-name="T6"><text:tab/></text:span><text:span text:style-name="T8">//methods to register and unregister observers</text:span></text:p>
      <text:p text:style-name="P6"><text:span text:style-name="T6"><text:s text:c="4"/></text:span><text:span text:style-name="T5">public</text:span><text:span text:style-name="T6"> </text:span><text:span text:style-name="T5">void</text:span><text:span text:style-name="T6"> register(Observer obj);</text:span></text:p>
      <text:p text:style-name="P6"><text:span text:style-name="T6"><text:s text:c="4"/></text:span><text:span text:style-name="T5">public</text:span><text:span text:style-name="T6"> </text:span><text:span text:style-name="T5">void</text:span><text:span text:style-name="T6"> unregister(Observer obj);</text:span></text:p>
      <text:p text:style-name="P7"><text:s text:c="5"/></text:p>
      <text:p text:style-name="P6"><text:span text:style-name="T6"><text:s text:c="4"/></text:span><text:span text:style-name="T8">//method to notify observers of change</text:span></text:p>
      <text:p text:style-name="P6"><text:span text:style-name="T6"><text:s text:c="4"/></text:span><text:span text:style-name="T5">public</text:span><text:span text:style-name="T6"> </text:span><text:span text:style-name="T5">void</text:span><text:span text:style-name="T6"> notifyAllObservers();</text:span></text:p>
      <text:p text:style-name="P7"><text:s text:c="5"/></text:p>
      <text:p text:style-name="P6"><text:span text:style-name="T6"><text:s text:c="4"/></text:span><text:span text:style-name="T8">//method to get updates from subject</text:span></text:p>
      <text:p text:style-name="P6"><text:span text:style-name="T6"><text:s text:c="4"/></text:span><text:span text:style-name="T5">public</text:span><text:span text:style-name="T6"> Object getState();</text:span></text:p>
      <text:p text:style-name="P7"><text:s text:c="4"/></text:p>
      <text:p text:style-name="P6"><text:span text:style-name="T6"><text:s text:c="4"/></text:span><text:span text:style-name="T8">// method to change state of the subject</text:span></text:p>
      <text:p text:style-name="P6"><text:span text:style-name="T6"><text:s text:c="4"/></text:span><text:span text:style-name="T5">public</text:span><text:span text:style-name="T6"> </text:span><text:span text:style-name="T5">void</text:span><text:span text:style-name="T6"> setState(String msg);</text:span></text:p>
      <text:p text:style-name="P8"><text:span text:style-name="T7">}</text:span></text:p>
      <text:p text:style-name="P40"/>
      <text:p text:style-name="P5"><text:span text:style-name="T5">package</text:span><text:span text:style-name="T6"> com.rdayala.dp.observer;</text:span></text:p>
      <text:p text:style-name="P6"/>
      <text:p text:style-name="P6"><text:span text:style-name="T5">public</text:span><text:span text:style-name="T6"> </text:span><text:span text:style-name="T5">interface</text:span><text:span text:style-name="T6"> Observer {</text:span></text:p>
      <text:p text:style-name="P7"><text:tab/></text:p>
      <text:p text:style-name="P6"><text:span text:style-name="T6"><text:tab/></text:span><text:span text:style-name="T8">//method to update the observer, used by subject</text:span></text:p>
      <text:p text:style-name="P6"><text:soft-page-break/><text:span text:style-name="T6"><text:s text:c="4"/></text:span><text:span text:style-name="T5">public</text:span><text:span text:style-name="T6"> </text:span><text:span text:style-name="T5">void</text:span><text:span text:style-name="T6"> update();</text:span></text:p>
      <text:p text:style-name="P7"><text:s text:c="5"/></text:p>
      <text:p text:style-name="P6"><text:span text:style-name="T6"><text:s text:c="4"/></text:span><text:span text:style-name="T8">//attach with subject to observe</text:span></text:p>
      <text:p text:style-name="P6"><text:span text:style-name="T6"><text:s text:c="4"/></text:span><text:span text:style-name="T5">public</text:span><text:span text:style-name="T6"> </text:span><text:span text:style-name="T5">void</text:span><text:span text:style-name="T6"> setSubject(Subject sub);</text:span></text:p>
      <text:p text:style-name="P6"/>
      <text:p text:style-name="P8"><text:span text:style-name="T7">}</text:span></text:p>
      <text:p text:style-name="P8"><text:span text:style-name="T7"/></text:p>
      <text:p text:style-name="P6"><text:span text:style-name="T5">package</text:span><text:span text:style-name="T6"> com.rdayala.dp.observer;</text:span></text:p>
      <text:p text:style-name="P6"/>
      <text:p text:style-name="P6"><text:span text:style-name="T5">import</text:span><text:span text:style-name="T6"> java.util.ArrayList;</text:span></text:p>
      <text:p text:style-name="P6"><text:span text:style-name="T5">import</text:span><text:span text:style-name="T6"> java.util.List;</text:span></text:p>
      <text:p text:style-name="P6"/>
      <text:p text:style-name="P9">// full example, check these links:</text:p>
      <text:p text:style-name="P9">// http://www.journaldev.com/1739/observer-design-pattern-in-java-example-tutorial</text:p>
      <text:p text:style-name="P9">// http://www.tutorialspoint.com/design_pattern/observer_pattern.htm</text:p>
      <text:p text:style-name="P7"><text:s/></text:p>
      <text:p text:style-name="P6"><text:span text:style-name="T5">public</text:span><text:span text:style-name="T6"> </text:span><text:span text:style-name="T5">class</text:span><text:span text:style-name="T6"> MyTopic </text:span><text:span text:style-name="T5">implements</text:span><text:span text:style-name="T6"> Subject {</text:span></text:p>
      <text:p text:style-name="P7"><text:s/></text:p>
      <text:p text:style-name="P6"><text:span text:style-name="T6"><text:s text:c="4"/></text:span><text:span text:style-name="T5">private</text:span><text:span text:style-name="T6"> List&lt;Observer&gt; </text:span><text:span text:style-name="T9">observers</text:span><text:span text:style-name="T6"> = </text:span><text:span text:style-name="T5">new</text:span><text:span text:style-name="T6"> ArrayList&lt;&gt;();</text:span></text:p>
      <text:p text:style-name="P6"><text:span text:style-name="T6"><text:s text:c="4"/></text:span><text:span text:style-name="T5">private</text:span><text:span text:style-name="T6"> String </text:span><text:span text:style-name="T9">message</text:span><text:span text:style-name="T6">; <text:s text:c="3"/></text:span></text:p>
      <text:p text:style-name="P7"><text:s text:c="5"/></text:p>
      <text:p text:style-name="P6"><text:span text:style-name="T6"><text:s text:c="4"/></text:span><text:span text:style-name="T5">public</text:span><text:span text:style-name="T6"> MyTopic(){</text:span></text:p>
      <text:p text:style-name="P7"><text:s text:c="8"/></text:p>
      <text:p text:style-name="P7"><text:s text:c="4"/>}</text:p>
      <text:p text:style-name="P7"><text:s text:c="4"/></text:p>
      <text:p text:style-name="P6"><text:span text:style-name="T6"><text:s text:c="4"/></text:span><text:span text:style-name="T11">@Override</text:span></text:p>
      <text:p text:style-name="P6"><text:span text:style-name="T6"><text:s text:c="4"/></text:span><text:span text:style-name="T5">public</text:span><text:span text:style-name="T6"> </text:span><text:span text:style-name="T5">void</text:span><text:span text:style-name="T6"> register(Observer obj) {</text:span></text:p>
      <text:p text:style-name="P6"><text:span text:style-name="T6"><text:s text:c="8"/></text:span><text:span text:style-name="T9">observers</text:span><text:span text:style-name="T6">.add(obj); <text:s text:c="6"/></text:span></text:p>
      <text:p text:style-name="P7"><text:s text:c="4"/>}</text:p>
      <text:p text:style-name="P7"><text:s/></text:p>
      <text:p text:style-name="P6"><text:span text:style-name="T6"><text:s text:c="4"/></text:span><text:span text:style-name="T11">@Override</text:span></text:p>
      <text:p text:style-name="P6"><text:span text:style-name="T6"><text:s text:c="4"/></text:span><text:span text:style-name="T5">public</text:span><text:span text:style-name="T6"> </text:span><text:span text:style-name="T5">void</text:span><text:span text:style-name="T6"> unregister(Observer obj) { <text:s text:c="6"/></text:span></text:p>
      <text:p text:style-name="P6"><text:span text:style-name="T6"><text:s text:c="8"/></text:span><text:span text:style-name="T9">observers</text:span><text:span text:style-name="T6">.remove(obj); <text:s text:c="6"/></text:span></text:p>
      <text:p text:style-name="P7"><text:s text:c="4"/>}</text:p>
      <text:p text:style-name="P7"><text:s/></text:p>
      <text:p text:style-name="P6"><text:span text:style-name="T6"><text:s text:c="4"/></text:span><text:span text:style-name="T11">@Override</text:span></text:p>
      <text:p text:style-name="P6"><text:span text:style-name="T6"><text:s text:c="4"/></text:span><text:span text:style-name="T5">public</text:span><text:span text:style-name="T6"> </text:span><text:span text:style-name="T5">void</text:span><text:span text:style-name="T6"> notifyAllObservers() {</text:span></text:p>
      <text:p text:style-name="P6"><text:span text:style-name="T6"><text:s text:c="4"/><text:tab/></text:span><text:span text:style-name="T5">for</text:span><text:span text:style-name="T6"> (Observer observer : </text:span><text:span text:style-name="T9">observers</text:span><text:span text:style-name="T6">) {</text:span></text:p>
      <text:p text:style-name="P7"><text:s text:c="12"/>observer.update();</text:p>
      <text:p text:style-name="P7"><text:s text:c="9"/>}</text:p>
      <text:p text:style-name="P7"><text:s/></text:p>
      <text:p text:style-name="P7"><text:s text:c="4"/>}</text:p>
      <text:p text:style-name="P7"><text:s/></text:p>
      <text:p text:style-name="P6"><text:span text:style-name="T6"><text:s text:c="4"/></text:span><text:span text:style-name="T11">@Override</text:span></text:p>
      <text:p text:style-name="P6"><text:span text:style-name="T6"><text:s text:c="4"/></text:span><text:span text:style-name="T5">public</text:span><text:span text:style-name="T6"> Object getState() {</text:span></text:p>
      <text:p text:style-name="P6"><text:span text:style-name="T6"><text:s text:c="8"/></text:span><text:span text:style-name="T5">return</text:span><text:span text:style-name="T6"> </text:span><text:span text:style-name="T9">message</text:span><text:span text:style-name="T6">;</text:span></text:p>
      <text:p text:style-name="P7"><text:s text:c="4"/>}</text:p>
      <text:p text:style-name="P7"><text:s text:c="5"/></text:p>
      <text:p text:style-name="P6"><text:span text:style-name="T6"><text:s text:c="4"/></text:span><text:span text:style-name="T8">//method to change state of Subject</text:span></text:p>
      <text:p text:style-name="P6"><text:span text:style-name="T6"><text:s text:c="4"/></text:span><text:span text:style-name="T11">@Override</text:span></text:p>
      <text:p text:style-name="P6"><text:span text:style-name="T6"><text:s text:c="4"/></text:span><text:span text:style-name="T5">public</text:span><text:span text:style-name="T6"> </text:span><text:span text:style-name="T5">void</text:span><text:span text:style-name="T6"> setState(String msg){</text:span></text:p>
      <text:p text:style-name="P6"><text:span text:style-name="T6"><text:s text:c="8"/>System.</text:span><text:span text:style-name="T10">out</text:span><text:span text:style-name="T6">.println(</text:span><text:span text:style-name="T12">"Changing the state of the Subject!"</text:span><text:span text:style-name="T6">);</text:span></text:p>
      <text:p text:style-name="P6"><text:span text:style-name="T6"><text:s text:c="8"/></text:span><text:span text:style-name="T9">message</text:span><text:span text:style-name="T6">=msg; <text:s text:c="7"/></text:span></text:p>
      <text:p text:style-name="P7"><text:s text:c="8"/>notifyAllObservers();</text:p>
      <text:p text:style-name="P7"><text:s text:c="4"/>}</text:p>
      <text:p text:style-name="P7"><text:s/></text:p>
      <text:p text:style-name="P8"><text:span text:style-name="T7">}</text:span></text:p>
      <text:p text:style-name="P8"><text:span text:style-name="T7"/></text:p>
      <text:p text:style-name="P6"><text:span text:style-name="T5">package</text:span><text:span text:style-name="T6"> com.rdayala.dp.observer;</text:span></text:p>
      <text:p text:style-name="P6"/>
      <text:p text:style-name="P6"><text:span text:style-name="T5">public</text:span><text:span text:style-name="T6"> </text:span><text:span text:style-name="T5">class</text:span><text:span text:style-name="T6"> User1 </text:span><text:span text:style-name="T5">implements</text:span><text:span text:style-name="T6"> Observer {</text:span></text:p>
      <text:p text:style-name="P6"><text:span text:style-name="T6"><text:tab/>Subject </text:span><text:span text:style-name="T9">subject</text:span><text:span text:style-name="T6">;</text:span></text:p>
      <text:p text:style-name="P6"><text:soft-page-break/></text:p>
      <text:p text:style-name="P6"><text:span text:style-name="T6"><text:tab/></text:span><text:span text:style-name="T5">public</text:span><text:span text:style-name="T6"> User1() {</text:span></text:p>
      <text:p text:style-name="P7"><text:tab/><text:tab/></text:p>
      <text:p text:style-name="P7"><text:tab/>}</text:p>
      <text:p text:style-name="P7"><text:tab/></text:p>
      <text:p text:style-name="P6"><text:span text:style-name="T6"><text:tab/></text:span><text:span text:style-name="T11">@Override</text:span></text:p>
      <text:p text:style-name="P6"><text:span text:style-name="T6"><text:tab/></text:span><text:span text:style-name="T5">public</text:span><text:span text:style-name="T6"> </text:span><text:span text:style-name="T5">void</text:span><text:span text:style-name="T6"> setSubject(Subject subject) {</text:span></text:p>
      <text:p text:style-name="P6"><text:span text:style-name="T6"><text:tab/><text:tab/></text:span><text:span text:style-name="T5">this</text:span><text:span text:style-name="T6">.</text:span><text:span text:style-name="T9">subject</text:span><text:span text:style-name="T6"> = subject;</text:span></text:p>
      <text:p text:style-name="P6"><text:span text:style-name="T6"><text:tab/><text:tab/></text:span><text:span text:style-name="T5">this</text:span><text:span text:style-name="T6">.</text:span><text:span text:style-name="T9">subject</text:span><text:span text:style-name="T6">.register(</text:span><text:span text:style-name="T5">this</text:span><text:span text:style-name="T6">);</text:span></text:p>
      <text:p text:style-name="P7"><text:tab/>}</text:p>
      <text:p text:style-name="P6"/>
      <text:p text:style-name="P6"><text:span text:style-name="T6"><text:tab/></text:span><text:span text:style-name="T11">@Override</text:span></text:p>
      <text:p text:style-name="P6"><text:span text:style-name="T6"><text:tab/></text:span><text:span text:style-name="T5">public</text:span><text:span text:style-name="T6"> </text:span><text:span text:style-name="T5">void</text:span><text:span text:style-name="T6"> update() {</text:span></text:p>
      <text:p text:style-name="P6"><text:span text:style-name="T6"><text:tab/><text:tab/>System.</text:span><text:span text:style-name="T10">out</text:span><text:span text:style-name="T6">.println(</text:span><text:span text:style-name="T12">"User1 got data from Subject : "</text:span><text:span text:style-name="T6"> + </text:span><text:span text:style-name="T9">subject</text:span><text:span text:style-name="T6">.getState());</text:span></text:p>
      <text:p text:style-name="P7"><text:tab/>}</text:p>
      <text:p text:style-name="P8"><text:span text:style-name="T7">}</text:span></text:p>
      <text:p text:style-name="P40"/>
      <text:p text:style-name="P5"><text:span text:style-name="T5">package</text:span><text:span text:style-name="T6"> com.rdayala.dp.observer;</text:span></text:p>
      <text:p text:style-name="P6"/>
      <text:p text:style-name="P6"><text:span text:style-name="T5">public</text:span><text:span text:style-name="T6"> </text:span><text:span text:style-name="T5">class</text:span><text:span text:style-name="T6"> User2 </text:span><text:span text:style-name="T5">implements</text:span><text:span text:style-name="T6"> Observer {</text:span></text:p>
      <text:p text:style-name="P6"><text:span text:style-name="T6"><text:tab/>Subject </text:span><text:span text:style-name="T9">subject</text:span><text:span text:style-name="T6">; // a reference to the Subject object</text:span></text:p>
      <text:p text:style-name="P6"/>
      <text:p text:style-name="P6"><text:span text:style-name="T6"><text:tab/></text:span><text:span text:style-name="T5">public</text:span><text:span text:style-name="T6"> User2() {</text:span></text:p>
      <text:p text:style-name="P7"><text:tab/><text:tab/></text:p>
      <text:p text:style-name="P7"><text:tab/>}</text:p>
      <text:p text:style-name="P7"><text:tab/></text:p>
      <text:p text:style-name="P6"><text:span text:style-name="T6"><text:tab/></text:span><text:span text:style-name="T11">@Override</text:span></text:p>
      <text:p text:style-name="P6"><text:span text:style-name="T6"><text:tab/></text:span><text:span text:style-name="T5">public</text:span><text:span text:style-name="T6"> </text:span><text:span text:style-name="T5">void</text:span><text:span text:style-name="T6"> setSubject(Subject subject) {</text:span></text:p>
      <text:p text:style-name="P6"><text:span text:style-name="T6"><text:tab/><text:tab/></text:span><text:span text:style-name="T5">this</text:span><text:span text:style-name="T6">.</text:span><text:span text:style-name="T9">subject</text:span><text:span text:style-name="T6"> = subject;</text:span></text:p>
      <text:p text:style-name="P6"><text:span text:style-name="T6"><text:tab/><text:tab/></text:span><text:span text:style-name="T5">this</text:span><text:span text:style-name="T6">.</text:span><text:span text:style-name="T9">subject</text:span><text:span text:style-name="T6">.register(</text:span><text:span text:style-name="T5">this</text:span><text:span text:style-name="T6">);</text:span></text:p>
      <text:p text:style-name="P7"><text:tab/>}</text:p>
      <text:p text:style-name="P6"/>
      <text:p text:style-name="P6"><text:span text:style-name="T6"><text:tab/></text:span><text:span text:style-name="T11">@Override</text:span></text:p>
      <text:p text:style-name="P6"><text:span text:style-name="T6"><text:tab/></text:span><text:span text:style-name="T5">public</text:span><text:span text:style-name="T6"> </text:span><text:span text:style-name="T5">void</text:span><text:span text:style-name="T6"> update() {</text:span></text:p>
      <text:p text:style-name="P6"><text:span text:style-name="T6"><text:tab/><text:tab/>System.</text:span><text:span text:style-name="T10">out</text:span><text:span text:style-name="T6">.println(</text:span><text:span text:style-name="T12">"User2 got data from Subject : "</text:span><text:span text:style-name="T6"> + </text:span><text:span text:style-name="T9">subject</text:span><text:span text:style-name="T6">.getState());</text:span></text:p>
      <text:p text:style-name="P7"><text:tab/>}</text:p>
      <text:p text:style-name="P8"><text:span text:style-name="T7">}</text:span></text:p>
      <text:p text:style-name="P8"><text:span text:style-name="T7"/></text:p>
      <text:p text:style-name="P6"><text:span text:style-name="T5">package</text:span><text:span text:style-name="T6"> com.rdayala.dp.observer;</text:span></text:p>
      <text:p text:style-name="P6"/>
      <text:p text:style-name="P6"><text:span text:style-name="T5">public</text:span><text:span text:style-name="T6"> </text:span><text:span text:style-name="T5">class</text:span><text:span text:style-name="T6"> Program {</text:span></text:p>
      <text:p text:style-name="P6"/>
      <text:p text:style-name="P6"><text:span text:style-name="T6"><text:tab/></text:span><text:span text:style-name="T5">public</text:span><text:span text:style-name="T6"> </text:span><text:span text:style-name="T5">static</text:span><text:span text:style-name="T6"> </text:span><text:span text:style-name="T5">void</text:span><text:span text:style-name="T6"> main(String[] args) {</text:span></text:p>
      <text:p text:style-name="P7"><text:tab/><text:tab/></text:p>
      <text:p text:style-name="P6"><text:span text:style-name="T6"><text:tab/><text:tab/>Subject subject = </text:span><text:span text:style-name="T5">new</text:span><text:span text:style-name="T6"> MyTopic();</text:span></text:p>
      <text:p text:style-name="P7"><text:tab/><text:tab/></text:p>
      <text:p text:style-name="P6"><text:span text:style-name="T6"><text:tab/><text:tab/>Observer observer1 = </text:span><text:span text:style-name="T5">new</text:span><text:span text:style-name="T6"> User1();</text:span></text:p>
      <text:p text:style-name="P6"><text:span text:style-name="T6"><text:tab/><text:tab/>Observer observer2 = </text:span><text:span text:style-name="T5">new</text:span><text:span text:style-name="T6"> User2();</text:span></text:p>
      <text:p text:style-name="P6"/>
      <text:p text:style-name="P6"><text:span text:style-name="T6"><text:tab/><text:tab/></text:span><text:span text:style-name="T8">// instead of registering here, the observer internally</text:span></text:p>
      <text:p text:style-name="P6"><text:span text:style-name="T6"><text:tab/><text:tab/></text:span><text:span text:style-name="T8">// registers with Subject when setSubject is called </text:span></text:p>
      <text:p text:style-name="P9">//<text:tab/><text:tab/>subject.register(observer1);</text:p>
      <text:p text:style-name="P9">//<text:tab/><text:tab/>subject.register(observer2);</text:p>
      <text:p text:style-name="P7"><text:tab/><text:tab/></text:p>
      <text:p text:style-name="P7"><text:tab/><text:tab/>observer1.setSubject(subject);</text:p>
      <text:p text:style-name="P7"><text:tab/><text:tab/>observer2.setSubject(subject);</text:p>
      <text:p text:style-name="P7"><text:tab/><text:tab/></text:p>
      <text:p text:style-name="P6"><text:span text:style-name="T6"><text:tab/><text:tab/>subject.setState(</text:span><text:span text:style-name="T12">"new Article"</text:span><text:span text:style-name="T6">);</text:span></text:p>
      <text:p text:style-name="P7"><text:tab/><text:tab/></text:p>
      <text:p text:style-name="P7"><text:tab/><text:tab/></text:p>
      <text:p text:style-name="P6"/>
      <text:p text:style-name="P7"><text:soft-page-break/><text:tab/>}</text:p>
      <text:p text:style-name="P6"/>
      <text:p text:style-name="P7">}</text:p>
      <text:p text:style-name="P8"><text:span text:style-name="T7"/></text:p>
      <text:p text:style-name="P8"><text:span text:style-name="T7">Output:</text:span></text:p>
      <text:p text:style-name="P7">Changing the state of the Subject!</text:p>
      <text:p text:style-name="P7">User1 got data from Subject : new Article</text:p>
      <text:p text:style-name="P8"><text:span text:style-name="T7">User2 got data from Subject : new Article</text:span></text:p>
      <text:p text:style-name="P40"/>
      <text:p text:style-name="P40">In a more advanced scenario, we might have given each observer a reference to the Subject object. This could allow the observer the ability to compare the state of the subject in detail with its own state and make any necessary updates to its own stat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HG-GothicB-Sun" svg:font-family="HG-GothicB-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HG-MinchoL-Sun" svg:font-family="HG-MinchoL-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HG-MinchoL-Sun"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HG-MinchoL-Sun"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HG-GothicB-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HG-MinchoL-Sun" style:font-size-asian="12pt" style:font-weight-asian="bold" style:font-name-complex="Tahoma"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HG-GothicB-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H16M42S</meta:editing-duration>
    <meta:editing-cycles>48</meta:editing-cycles>
    <meta:generator>Oracle_Open_Office/3.3$Win32 OpenOffice.org_project/330m7$Build-9552</meta:generator>
    <dc:date>2015-11-12T15:55:44.54</dc:date>
    <dc:creator>Raghunath  Dayala</dc:creator>
    <meta:document-statistic meta:table-count="0" meta:image-count="0" meta:object-count="0" meta:page-count="12" meta:paragraph-count="334" meta:word-count="2579" meta:character-count="19926"/>
    <meta:user-defined meta:name="Info 1"/>
    <meta:user-defined meta:name="Info 2"/>
    <meta:user-defined meta:name="Info 3"/>
    <meta:user-defined meta:name="Info 4"/>
  </office:meta>
</office:document-meta>
</file>